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n </text:p>
      <text:p text:style-name="Standard"/>
      <text:p text:style-name="Standard">If username and password is correct:</text:p>
      <text:p text:style-name="Standard"><text:tab/>login = successful</text:p>
      <text:p text:style-name="Standard">Else:</text:p>
      <text:p text:style-name="Standard"><text:tab/>login = unsuccessful</text:p>
      <text:p text:style-name="Standard"><text:tab/>alert please enter the correct username and password</text:p>
      <text:p text:style-name="Standard"/>
      <text:p text:style-name="Standard"/>
      <text:p text:style-name="Standard">Checkout</text:p>
      <text:p text:style-name="Standard"/>
      <text:p text:style-name="Standard">If user logged in:</text:p>
      <text:p text:style-name="Standard"><text:tab/>go to basket</text:p>
      <text:p text:style-name="Standard"><text:tab/>If number of tickets and tickets available:</text:p>
      <text:p text:style-name="Standard"><text:tab/><text:tab/>go to checkout</text:p>
      <text:p text:style-name="Standard"><text:tab/><text:tab/>select payment type</text:p>
      <text:p text:style-name="Standard"><text:tab/><text:tab/>submit </text:p>
      <text:p text:style-name="Standard"><text:tab/><text:tab/>open payment page</text:p>
      <text:p text:style-name="Standard"><text:tab/>Else:</text:p>
      <text:p text:style-name="Standard"><text:tab/><text:tab/>number of tickets not available</text:p>
      <text:p text:style-name="Standard"><text:tab/><text:tab/>alert and go to basket</text:p>
      <text:p text:style-name="Standard"><text:tab/><text:tab/>ask user to change number of tickets</text:p>
      <text:p text:style-name="Standard">Else:</text:p>
      <text:p text:style-name="Standard"><text:tab/>Cancel checkout</text:p>
      <text:p text:style-name="Standard"><text:tab/>return to home page</text:p>
      <text:p text:style-name="Standard"/>
      <text:p text:style-name="Standard"/>
      <text:p text:style-name="Standard">Search for Event</text:p>
      <text:p text:style-name="Standard"/>
      <text:p text:style-name="Standard">If event and location exists:</text:p>
      <text:p text:style-name="Standard"><text:tab/>go to event page</text:p>
      <text:p text:style-name="Standard"><text:tab/>get user to select seats on interactive plan</text:p>
      <text:p text:style-name="Standard"><text:tab/>If seats available:</text:p>
      <text:p text:style-name="Standard"><text:tab/><text:tab/>add to basket</text:p>
      <text:p text:style-name="Standard"><text:tab/>Else:</text:p>
      <text:p text:style-name="Standard"><text:tab/><text:tab/>seats not available:</text:p>
      <text:p text:style-name="Standard"><text:tab/><text:tab/>return to event page</text:p>
      <text:p text:style-name="Standard"><text:tab/><text:tab/>ask user to choose other seats</text:p>
      <text:p text:style-name="Standard">Else:</text:p>
      <text:p text:style-name="Standard"><text:tab/>no tickets available</text:p>
      <text:p text:style-name="Standard"><text:tab/>ask user to select another date/location</text:p>
      <text:p text:style-name="Standard"><text:tab/></text:p>
      <text:p text:style-name="Standard"/>
      <text:p text:style-name="Standard"><text:tab/> 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 </meta:initial-creator>
    <meta:creation-date>2026-03-11T15:10:30.89</meta:creation-date>
    <dc:date>2026-03-11T15:43:14.54</dc:date>
    <dc:creator>Dee </dc:creator>
    <meta:editing-duration>PT30M46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37" meta:word-count="122" meta:character-count="725"/>
  </office:meta>
</office:document-meta>
</file>